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weight="normal" officeooo:rsid="027f6fa8" officeooo:paragraph-rsid="02d55e34" style:font-weight-asian="normal" style:font-weight-complex="normal"/>
    </style:style>
    <style:style style:name="P3" style:family="paragraph" style:parent-style-name="Text_20_body">
      <style:text-properties fo:font-weight="normal" officeooo:rsid="0198c0bc" officeooo:paragraph-rsid="02afdecf" style:font-weight-asian="normal" style:font-weight-complex="normal"/>
    </style:style>
    <style:style style:name="P4" style:family="paragraph" style:parent-style-name="Text_20_body">
      <style:text-properties fo:font-weight="normal" officeooo:rsid="02d55e34" officeooo:paragraph-rsid="02d55e34"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a47c54" officeooo:paragraph-rsid="02ba920a" style:font-weight-asian="normal" style:font-weight-complex="normal"/>
    </style:style>
    <style:style style:name="P7" style:family="paragraph" style:parent-style-name="Text_20_body">
      <style:text-properties fo:font-weight="normal" officeooo:rsid="02a47c54" officeooo:paragraph-rsid="02a47c54" style:font-weight-asian="normal" style:font-weight-complex="normal"/>
    </style:style>
    <style:style style:name="P8" style:family="paragraph" style:parent-style-name="Text_20_body">
      <style:text-properties fo:font-weight="normal" officeooo:rsid="02a47c54" officeooo:paragraph-rsid="052e5b28" style:font-weight-asian="normal" style:font-weight-complex="normal"/>
    </style:style>
    <style:style style:name="P9" style:family="paragraph" style:parent-style-name="Text_20_body">
      <style:text-properties fo:font-weight="normal" officeooo:rsid="02a62489" officeooo:paragraph-rsid="02c1cab4" style:font-weight-asian="normal" style:font-weight-complex="normal"/>
    </style:style>
    <style:style style:name="P10" style:family="paragraph" style:parent-style-name="Text_20_body">
      <style:text-properties fo:font-weight="normal" officeooo:rsid="0558d9ed" officeooo:paragraph-rsid="02d55e34" style:font-weight-asian="normal" style:font-weight-complex="normal"/>
    </style:style>
    <style:style style:name="P11" style:family="paragraph" style:parent-style-name="Text_20_body">
      <style:text-properties fo:font-weight="normal" officeooo:rsid="055a4ce7" officeooo:paragraph-rsid="055a4ce7" style:font-weight-asian="normal" style:font-weight-complex="normal"/>
    </style:style>
    <style:style style:name="P12" style:family="paragraph" style:parent-style-name="Text_20_body">
      <style:text-properties fo:font-weight="normal" officeooo:rsid="055d230b" officeooo:paragraph-rsid="055d230b" style:font-weight-asian="normal" style:font-weight-complex="normal"/>
    </style:style>
    <style:style style:name="P13" style:family="paragraph" style:parent-style-name="Text_20_body">
      <style:text-properties fo:font-weight="normal" officeooo:rsid="05610570" officeooo:paragraph-rsid="05610570" style:font-weight-asian="normal" style:font-weight-complex="normal"/>
    </style:style>
    <style:style style:name="P14" style:family="paragraph" style:parent-style-name="Text_20_body">
      <style:text-properties fo:font-weight="normal" officeooo:rsid="05610570" officeooo:paragraph-rsid="056767d9" style:font-weight-asian="normal" style:font-weight-complex="normal"/>
    </style:style>
    <style:style style:name="P15" style:family="paragraph" style:parent-style-name="Text_20_body">
      <style:text-properties fo:font-weight="bold" officeooo:rsid="01906aa2" officeooo:paragraph-rsid="03e0c4ab" style:font-weight-asian="bold" style:font-weight-complex="bold"/>
    </style:style>
    <style:style style:name="P16" style:family="paragraph" style:parent-style-name="Text_20_body">
      <style:text-properties fo:font-weight="bold" officeooo:rsid="036193af" officeooo:paragraph-rsid="020ed5b3" style:font-weight-asian="bold" style:font-weight-complex="bold"/>
    </style:style>
    <style:style style:name="P17" style:family="paragraph" style:parent-style-name="Text_20_body">
      <style:text-properties officeooo:paragraph-rsid="05610570"/>
    </style:style>
    <style:style style:name="P18" style:family="paragraph" style:parent-style-name="Text_20_body">
      <style:text-properties officeooo:paragraph-rsid="05746d5b"/>
    </style:style>
    <style:style style:name="P19" style:family="paragraph" style:parent-style-name="Text_20_body">
      <style:paragraph-properties fo:text-align="center" style:justify-single-word="false"/>
      <style:text-properties officeooo:rsid="05762de9" officeooo:paragraph-rsid="05762de9"/>
    </style:style>
    <style:style style:name="P20" style:family="paragraph" style:parent-style-name="Heading_20_3">
      <style:text-properties officeooo:rsid="0558d9ed" officeooo:paragraph-rsid="0558d9ed"/>
    </style:style>
    <style:style style:name="T1" style:family="text">
      <style:text-properties officeooo:rsid="008df78f"/>
    </style:style>
    <style:style style:name="T2" style:family="text">
      <style:text-properties fo:font-weight="normal" style:font-weight-asian="normal" style:font-weight-complex="normal"/>
    </style:style>
    <style:style style:name="T3" style:family="text">
      <style:text-properties fo:font-weight="normal" officeooo:rsid="01921e12" style:font-weight-asian="normal" style:font-weight-complex="normal"/>
    </style:style>
    <style:style style:name="T4" style:family="text">
      <style:text-properties fo:font-weight="normal" officeooo:rsid="019292ce" style:font-weight-asian="normal" style:font-weight-complex="normal"/>
    </style:style>
    <style:style style:name="T5" style:family="text">
      <style:text-properties fo:font-weight="normal" officeooo:rsid="01932785" style:font-weight-asian="normal" style:font-weight-complex="normal"/>
    </style:style>
    <style:style style:name="T6" style:family="text">
      <style:text-properties fo:font-weight="normal" officeooo:rsid="0193b815" style:font-weight-asian="normal" style:font-weight-complex="normal"/>
    </style:style>
    <style:style style:name="T7" style:family="text">
      <style:text-properties fo:font-weight="normal" officeooo:rsid="01948d3e" style:font-weight-asian="normal" style:font-weight-complex="normal"/>
    </style:style>
    <style:style style:name="T8" style:family="text">
      <style:text-properties fo:font-weight="normal" officeooo:rsid="019707e9" style:font-weight-asian="normal" style:font-weight-complex="normal"/>
    </style:style>
    <style:style style:name="T9" style:family="text">
      <style:text-properties fo:font-weight="normal" officeooo:rsid="01f1255d" style:font-weight-asian="normal" style:font-weight-complex="normal"/>
    </style:style>
    <style:style style:name="T10" style:family="text">
      <style:text-properties fo:font-weight="normal" officeooo:rsid="022fa778" style:font-weight-asian="normal" style:font-weight-complex="normal"/>
    </style:style>
    <style:style style:name="T11" style:family="text">
      <style:text-properties fo:font-weight="normal" officeooo:rsid="028a690d" style:font-weight-asian="normal" style:font-weight-complex="normal"/>
    </style:style>
    <style:style style:name="T12" style:family="text">
      <style:text-properties fo:font-weight="normal" officeooo:rsid="028a7e62" style:font-weight-asian="normal" style:font-weight-complex="normal"/>
    </style:style>
    <style:style style:name="T13" style:family="text">
      <style:text-properties fo:font-weight="normal" officeooo:rsid="02914595" style:font-weight-asian="normal" style:font-weight-complex="normal"/>
    </style:style>
    <style:style style:name="T14" style:family="text">
      <style:text-properties fo:font-weight="normal" officeooo:rsid="02cfee09" style:font-weight-asian="normal" style:font-weight-complex="normal"/>
    </style:style>
    <style:style style:name="T15" style:family="text">
      <style:text-properties fo:font-weight="normal" officeooo:rsid="0361569b" style:font-weight-asian="normal" style:font-weight-complex="normal"/>
    </style:style>
    <style:style style:name="T16" style:family="text">
      <style:text-properties fo:font-weight="normal" officeooo:rsid="03628f35" style:font-weight-asian="normal" style:font-weight-complex="normal"/>
    </style:style>
    <style:style style:name="T17" style:family="text">
      <style:text-properties fo:font-weight="normal" officeooo:rsid="0435501b" style:font-weight-asian="normal" style:font-weight-complex="normal"/>
    </style:style>
    <style:style style:name="T18" style:family="text">
      <style:text-properties fo:font-weight="normal" officeooo:rsid="0436fd74" style:font-weight-asian="normal" style:font-weight-complex="normal"/>
    </style:style>
    <style:style style:name="T19" style:family="text">
      <style:text-properties fo:font-weight="normal" officeooo:rsid="0437846f" style:font-weight-asian="normal" style:font-weight-complex="normal"/>
    </style:style>
    <style:style style:name="T20" style:family="text">
      <style:text-properties fo:font-weight="normal" officeooo:rsid="043d2a3e" style:font-weight-asian="normal" style:font-weight-complex="normal"/>
    </style:style>
    <style:style style:name="T21" style:family="text">
      <style:text-properties fo:font-weight="normal" officeooo:rsid="04668aac" style:font-weight-asian="normal" style:font-weight-complex="normal"/>
    </style:style>
    <style:style style:name="T22" style:family="text">
      <style:text-properties fo:font-weight="normal" officeooo:rsid="046817c7" style:font-weight-asian="normal" style:font-weight-complex="normal"/>
    </style:style>
    <style:style style:name="T23" style:family="text">
      <style:text-properties fo:font-weight="normal" officeooo:rsid="048b1c86" style:font-weight-asian="normal" style:font-weight-complex="normal"/>
    </style:style>
    <style:style style:name="T24" style:family="text">
      <style:text-properties fo:font-weight="normal" officeooo:rsid="04985f58" style:font-weight-asian="normal" style:font-weight-complex="normal"/>
    </style:style>
    <style:style style:name="T25" style:family="text">
      <style:text-properties fo:font-weight="normal" officeooo:rsid="020ed5b3" style:font-weight-asian="normal" style:font-weight-complex="normal"/>
    </style:style>
    <style:style style:name="T26" style:family="text">
      <style:text-properties fo:font-weight="normal" officeooo:rsid="02b5ef30" style:font-weight-asian="normal" style:font-weight-complex="normal"/>
    </style:style>
    <style:style style:name="T27" style:family="text">
      <style:text-properties fo:font-weight="normal" officeooo:rsid="0535b423" style:font-weight-asian="normal" style:font-weight-complex="normal"/>
    </style:style>
    <style:style style:name="T28" style:family="text">
      <style:text-properties fo:font-weight="normal" officeooo:rsid="02aa6b40" style:font-weight-asian="normal" style:font-weight-complex="normal"/>
    </style:style>
    <style:style style:name="T29" style:family="text">
      <style:text-properties fo:font-weight="normal" officeooo:rsid="02ac4e03" style:font-weight-asian="normal" style:font-weight-complex="normal"/>
    </style:style>
    <style:style style:name="T30" style:family="text">
      <style:text-properties officeooo:rsid="03020f40"/>
    </style:style>
    <style:style style:name="T31" style:family="text">
      <style:text-properties officeooo:rsid="02a5034a"/>
    </style:style>
    <style:style style:name="T32" style:family="text">
      <style:text-properties style:text-position="super 58%" fo:font-weight="normal" officeooo:rsid="05393a16" style:font-weight-asian="normal" style:font-weight-complex="normal"/>
    </style:style>
    <style:style style:name="T33" style:family="text">
      <style:text-properties style:text-position="super 58%" fo:font-weight="normal" officeooo:rsid="03a47075" style:font-weight-asian="normal" style:font-weight-complex="normal"/>
    </style:style>
    <style:style style:name="T34" style:family="text">
      <style:text-properties style:text-position="super 58%" fo:font-weight="normal" officeooo:rsid="03a4e405" style:font-weight-asian="normal" style:font-weight-complex="normal"/>
    </style:style>
    <style:style style:name="T35" style:family="text">
      <style:text-properties style:text-position="0% 100%" fo:font-weight="normal" officeooo:rsid="05393a16" style:font-weight-asian="normal" style:font-weight-complex="normal"/>
    </style:style>
    <style:style style:name="T36" style:family="text">
      <style:text-properties style:text-position="0% 100%" fo:font-weight="normal" officeooo:rsid="03a47075" style:font-weight-asian="normal" style:font-weight-complex="normal"/>
    </style:style>
    <style:style style:name="T37" style:family="text">
      <style:text-properties style:text-position="0% 100%" fo:font-weight="normal" officeooo:rsid="03a4e405" style:font-weight-asian="normal" style:font-weight-complex="normal"/>
    </style:style>
    <style:style style:name="T38" style:family="text">
      <style:text-properties style:text-position="0% 100%" fo:font-weight="normal" officeooo:rsid="05392242" style:font-weight-asian="normal" style:font-weight-complex="normal"/>
    </style:style>
    <style:style style:name="T39" style:family="text">
      <style:text-properties style:text-position="0% 100%" fo:font-weight="normal" officeooo:rsid="03a63158" style:font-weight-asian="normal" style:font-weight-complex="normal"/>
    </style:style>
    <style:style style:name="T40" style:family="text">
      <style:text-properties style:text-position="0% 100%" fo:font-weight="normal" officeooo:rsid="051e58ee" style:font-weight-asian="normal" style:font-weight-complex="normal"/>
    </style:style>
    <style:style style:name="T41" style:family="text">
      <style:text-properties officeooo:rsid="02cf086a"/>
    </style:style>
    <style:style style:name="T42" style:family="text">
      <style:text-properties officeooo:rsid="02d0e7b1"/>
    </style:style>
    <style:style style:name="T43" style:family="text">
      <style:text-properties officeooo:rsid="02d380db"/>
    </style:style>
    <style:style style:name="T44" style:family="text">
      <style:text-properties officeooo:rsid="053a70d3"/>
    </style:style>
    <style:style style:name="T45" style:family="text">
      <style:text-properties officeooo:rsid="055ac834"/>
    </style:style>
    <style:style style:name="T46" style:family="text">
      <style:text-properties officeooo:rsid="055eb060"/>
    </style:style>
    <style:style style:name="T47" style:family="text">
      <style:text-properties officeooo:rsid="0562c91e"/>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iff-1 of main document</text:p>
      <text:p text:style-name="P18"/>
      <text:h text:style-name="Heading_20_3" text:outline-level="3"><text:bookmark-start text:name="__RefHeading___Toc2968_2139278338"/>B-trees are not efficient. <text:bookmark-end text:name="__RefHeading___Toc2968_2139278338"/></text:h>
      <text:p text:style-name="P15"><text:span text:style-name="T17">There is </text:span><text:span text:style-name="T2">a </text:span><text:span text:style-name="T9">trend</text:span><text:span text:style-name="T2"> </text:span><text:span text:style-name="T15">among</text:span><text:span text:style-name="T2"> filesystem design</text:span><text:span text:style-name="T15">s</text:span><text:span text:style-name="T2"> towards using both modified in-place </text:span><text:span text:style-name="T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 and copy on write B-trees </text:span><text:span text:style-name="T2"><text:bibliography-mark text:identifier="Rodeh12" text:bibliography-type="article" text:author="Ohad Rodeh" text:title="BTRFS: The Linux B-tree Filesystem" text:year="2012">[Rodeh12]</text:bibliography-mark></text:span><text:span text:style-name="T2"> </text:span><text:span text:style-name="T2"><text:bibliography-mark text:identifier="ZFS" text:bibliography-type="www" text:author="Jeff Bonwick, Bill Moore" text:title="ZFS: The Last Word in File Systems">[ZFS]</text:bibliography-mark></text:span><text:span text:style-name="T2">. </text:span><text:span text:style-name="T3">This trend might be easily explained by common expectation that filesystems </text:span><text:span text:style-name="T11">should</text:span><text:span text:style-name="T3"> be able to handle </text:span><text:span text:style-name="T18">huge numbers</text:span><text:span text:style-name="T3"> of files. Popular filesystems </text:span><text:span text:style-name="T12">even </text:span><text:span text:style-name="T3">explicitly advertise their ability to scale </text:span><text:span text:style-name="T6">among main points why to choose them over the competition</text:span><text:span text:style-name="T3">. </text:span><text:span text:style-name="T4">B-trees are a good approach if </text:span><text:span text:style-name="T20">a </text:span><text:span text:style-name="T4">huge amount of keys </text:span><text:span text:style-name="T22">is</text:span><text:span text:style-name="T20"> expected</text:span><text:span text:style-name="T4">. </text:span><text:span text:style-name="T20">T</text:span><text:span text:style-name="T4">rees scale asymptotically with logarithmic complexity </text:span><text:span text:style-name="T5">which means even billions of entries can be stored with only a few disk accesses </text:span><text:span text:style-name="T6">needed to reach </text:span><text:span text:style-name="T5">any given entry. This asymptotic behavior seems to have mislead </text:span><text:span text:style-name="T19">everyone</text:span><text:span text:style-name="T5">. It would be justified to use B-trees if billions of files </text:span><text:span text:style-name="T20">were expected </text:span><text:span text:style-name="T5">to be stored but that </text:span><text:span text:style-name="T12">is a </text:span><text:span text:style-name="T5">false assumption, </text:span><text:span text:style-name="T12">at least in general case</text:span><text:span text:style-name="T5">. </text:span><text:span text:style-name="T8">Most</text:span><text:span text:style-name="T5"> computers hold on the order of 100'000 files</text:span><text:span text:style-name="T14"> </text:span><text:span text:style-name="T1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4">. </text:span><text:span text:style-name="T13">That amount of dictionary entries can </text:span><text:span text:style-name="T7">be stored </text:span><text:span text:style-name="T19">and accessed </text:span><text:span text:style-name="T7">more efficiently. </text:span></text:p>
      <text:p text:style-name="P16"><text:span text:style-name="T7">S</text:span><text:span text:style-name="T2">econd reason to use B-trees </text:span><text:span text:style-name="T26">in the past </text:span><text:span text:style-name="T2">is that memory needed to query and update trees is small, </text:span><text:span text:style-name="T16">comparable</text:span><text:span text:style-name="T2"> to number of </text:span><text:span text:style-name="T19">nodes</text:span><text:span text:style-name="T2"> from root to leaf. </text:span><text:span text:style-name="T10">Computers of the past often had little memory, </text:span><text:span text:style-name="T10"><text:bibliography-mark text:identifier="McKusi84" text:bibliography-type="article" text:author="Marshall Kirk Mckusick, William N. Joy, Samuel J. Leffler, Robert S. Fabry" text:title="A Fast File System for UNIX" text:year="1984">[McKusi84]</text:bibliography-mark></text:span><text:span text:style-name="T10"> </text:span><text:span text:style-name="T23">had maybe 8 MB </text:span><text:span text:style-name="T25">of memory. However, m</text:span><text:span text:style-name="T2">odern desktop computers have several gigabytes of memory and servers have </text:span><text:span text:style-name="T21">tens of gigabytes of memory</text:span><text:span text:style-name="T2">. </text:span><text:span text:style-name="T16">Conserving memory is not justified </text:span><text:span text:style-name="T19">anymore</text:span><text:span text:style-name="T16">. </text:span><text:span text:style-name="T22">Memory constrained devices like </text:span><text:span text:style-name="T24">smart</text:span><text:span text:style-name="T22">phones constitute an exception but that does not negate benefits on desktops and servers. </text:span></text:p>
      <text:p text:style-name="P5"/>
      <text:p text:style-name="P6">Consider <text:span text:style-name="T43">the </text:span>three approaches <text:span text:style-name="T42">described below</text:span>, depending on how many entries we expect to hold at any given time. Respective capacities will be tweaked <text:span text:style-name="T31">in order to make performance comparable. As in previous section, we assume hard disks can sustain ~120 MB/s throughput and ~10 ms seek time on average. </text:span></text:p>
      <text:p text:style-name="P7"/>
      <text:p text:style-name="P8">First approach, entire dictionary is stored <text:span text:style-name="T31">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3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1">.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9"><draw:frame draw:style-name="fr1" draw:name="Dictionary 1 direct" text:anchor-type="paragraph" svg:width="15.52cm" svg:height="4.57cm" draw:z-index="0"><draw:image xlink:href="../dictionary.png" xlink:type="simple" xlink:show="embed" xlink:actuate="onLoad"/></draw:frame></text:p>
      <text:p text:style-name="Text_20_body"><text:soft-page-break/><text:span text:style-name="T27">Second</text:span><text:span text:style-name="T28"> approach, </text:span><text:span text:style-name="T29">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32">6 </text:span>entries<text:span text:style-name="T35">, </text:span><text:span text:style-name="T29">2 seeks give 3.2x10</text:span><text:span text:style-name="T33">9</text:span><text:span text:style-name="T36"> entries, 3 seeks gives </text:span><text:span text:style-name="T37">4.7x</text:span><text:span text:style-name="T36">10</text:span><text:span text:style-name="T33">1</text:span><text:span text:style-name="T34">2</text:span><text:span text:style-name="T36"> entries, 4 seeks gives </text:span><text:span text:style-name="T37">7</text:span><text:span text:style-name="T36">x10</text:span><text:span text:style-name="T33">1</text:span><text:span text:style-name="T34">5</text:span><text:span text:style-name="T36"> entries, and so on. </text:span><text:span text:style-name="T38">Bitmaps can used to track unused space in allocated segments, leading to reusing of nodes or compaction of entire segments</text:span><text:span text:style-name="T39">. This approach has its obvious benefits but one has to remember that most desktops have between 100K and 200K files. </text:span><text:span text:style-name="T38">At this amount of entries, </text:span><text:span text:style-name="T39">B-trees are not necessary and perform worse than a dictionary kept in memory, </text:span><text:span text:style-name="T40">the </text:span><text:span text:style-name="T39">first, diskless approach. </text:span></text:p>
      <text:p text:style-name="P3"/>
      <text:p text:style-name="P4">This argument is basically the same as for inode extent. If <text:span text:style-name="T41">extent dictionary is considered </text:span>as <text:span text:style-name="T41">a </text:span>metadata of some special file then same <text:span text:style-name="T30">theoretical argument can be applied</text:span>. <text:span text:style-name="T44">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2"/>
      <text:p text:style-name="P10"/>
      <text:h text:style-name="P20" text:outline-level="3"><text:bookmark-start text:name="__RefHeading___Toc4960_1322332396"/>Block allocation is not efficient. <text:bookmark-end text:name="__RefHeading___Toc4960_1322332396"/></text:h>
      <text:p text:style-name="P11">Since the times of Fast File-System and up to Ext4, disk space was divided into blocks but grouped into clusters. <text:span text:style-name="T45">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11"/>
      <text:p text:style-name="P12">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46">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12"/>
      <text:p text:style-name="P14">Segmented log-structure as described in this design aims to achieve the best of both worlds. <text:span text:style-name="T47">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1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5T18:28:58.413223391">2017-02-25</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7H1M37S</meta:editing-duration>
    <meta:editing-cycles>985</meta:editing-cycles>
    <meta:generator>LibreOffice/5.2.2.2$Linux_X86_64 LibreOffice_project/20m0$Build-2</meta:generator>
    <dc:date>2017-02-25T18:28:58.325487359</dc:date>
    <meta:document-statistic meta:table-count="0" meta:image-count="1" meta:object-count="0" meta:page-count="2" meta:paragraph-count="13" meta:word-count="1105" meta:character-count="6695" meta:non-whitespace-character-count="5590"/>
  </office:meta>
</office:document-meta>
</file>